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3fd" officeooo:paragraph-rsid="0002d3fd"/>
    </style:style>
    <style:style style:name="P2" style:family="paragraph" style:parent-style-name="Standard">
      <style:text-properties officeooo:rsid="000371a7" officeooo:paragraph-rsid="000371a7"/>
    </style:style>
    <style:style style:name="P3" style:family="paragraph" style:parent-style-name="Standard">
      <style:text-properties officeooo:rsid="0006a140" officeooo:paragraph-rsid="0006a140"/>
    </style:style>
    <style:style style:name="P4" style:family="paragraph" style:parent-style-name="Standard">
      <style:text-properties officeooo:rsid="0006a140" officeooo:paragraph-rsid="0006a140"/>
    </style:style>
    <style:style style:name="P5" style:family="paragraph" style:parent-style-name="Standard">
      <style:text-properties officeooo:rsid="00082d78" officeooo:paragraph-rsid="00082d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e a to-do list app: </text:p>
      <text:p text:style-name="P1"/>
      <text:p text:style-name="P1">Text input box with an ‘add’ button. </text:p>
      <text:p text:style-name="P1"/>
      <text:p text:style-name="P1">Information submitted with the form populates as an item under it. </text:p>
      <text:p text:style-name="P1"/>
      <text:p text:style-name="P2">Where to start?</text:p>
      <text:p text:style-name="P2"/>
      <text:p text:style-name="P3">User should input their reminder into the text box and hit ‘submit’,</text:p>
      <text:p text:style-name="P3"/>
      <text:p text:style-name="P3">‘Submit’ stores their response in a JSON object.</text:p>
      <text:p text:style-name="P3"/>
      <text:p text:style-name="P5">JSON = [</text:p>
      <text:p text:style-name="P5"><text:s text:c="4"/>user : {</text:p>
      <text:p text:style-name="P5"><text:tab/>reminders: {</text:p>
      <text:p text:style-name="P5"><text:tab/><text:tab/>reminder: “remind me of something”,</text:p>
      <text:p text:style-name="P5"><text:tab/><text:tab/>id: “isgoidafjk”</text:p>
      <text:p text:style-name="P5"><text:tab/><text:tab/>},</text:p>
      <text:p text:style-name="P5"><text:tab/>cookie: “919827592”</text:p>
      <text:p text:style-name="P5"><text:tab/>}</text:p>
      <text:p text:style-name="P3"/>
      <text:p text:style-name="P3">We will generate a cookie and store that in the JSON object as well. </text:p>
      <text:p text:style-name="P3"/>
      <text:p text:style-name="P3">Then the website will check the cookies of the user a populate the appropriate list of reminders. </text:p>
      <text:p text:style-name="P3"/>
      <text:p text:style-name="P3">Each time the user does anything, we need to make sure we operate on the correct list of to-do’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1T15:23:46.847928586</meta:creation-date>
    <meta:editing-duration>PT1M19S</meta:editing-duration>
    <meta:editing-cycles>2</meta:editing-cycles>
    <meta:generator>LibreOffice/7.0.2.2$Linux_X86_64 LibreOffice_project/00$Build-2</meta:generator>
    <dc:date>2020-11-21T15:35:07.720596293</dc:date>
    <meta:document-statistic meta:table-count="0" meta:image-count="0" meta:object-count="0" meta:page-count="1" meta:paragraph-count="17" meta:word-count="115" meta:character-count="636" meta:non-whitespace-character-count="520"/>
  </office:meta>
</office:document-meta>
</file>